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resultado_de_20020170709_17_55_1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7990515561154" calcext:value-type="float">
            <text:p>89,7990515561</text:p>
          </table:table-cell>
          <table:table-cell office:value-type="float" office:value="99.9999984389541" calcext:value-type="float">
            <text:p>99,999998439</text:p>
          </table:table-cell>
          <table:table-cell office:value-type="float" office:value="-227.12309942752" calcext:value-type="float">
            <text:p>-227,1230994275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9942752" calcext:value-type="float">
            <text:p>-227,1230994275</text:p>
          </table:table-cell>
          <table:table-cell table:number-columns-repeated="2"/>
          <table:table-cell table:formula="of:=AVERAGE([.J1:.J30])" office:value-type="float" office:value="-192.138785444192" calcext:value-type="float">
            <text:p>-192,1387854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6.4509295585134" calcext:value-type="float">
            <text:p>-46,4509295585</text:p>
          </table:table-cell>
          <table:table-cell office:value-type="float" office:value="38.1248697204785" calcext:value-type="float">
            <text:p>38,1248697205</text:p>
          </table:table-cell>
          <table:table-cell office:value-type="float" office:value="-126.423832209718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18" calcext:value-type="float">
            <text:p>-126,4238322097</text:p>
          </table:table-cell>
          <table:table-cell table:number-columns-repeated="2"/>
          <table:table-cell table:formula="of:=MIN([.J1:.J30])" office:value-type="float" office:value="-227.123105899201" calcext:value-type="float">
            <text:p>-227,12310589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6.4509234903698" calcext:value-type="float">
            <text:p>-46,4509234904</text:p>
          </table:table-cell>
          <table:table-cell office:value-type="float" office:value="38.1248676700443" calcext:value-type="float">
            <text:p>38,12486767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  <table:table-cell table:formula="of:=10*100/30" office:value-type="float" office:value="33.3333333333333" calcext:value-type="float">
            <text:p>33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800237855506" calcext:value-type="float">
            <text:p>89,8002378555</text:p>
          </table:table-cell>
          <table:table-cell office:value-type="float" office:value="99.999999859078" calcext:value-type="float">
            <text:p>99,9999998591</text:p>
          </table:table-cell>
          <table:table-cell office:value-type="float" office:value="-227.123104854208" calcext:value-type="float">
            <text:p>-227,1231048542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4854208" calcext:value-type="float">
            <text:p>-227,1231048542</text:p>
          </table:table-cell>
          <table:table-cell table:number-columns-repeated="2"/>
          <table:table-cell table:style-name="ce1" table:formula="of:=(COUNTIF([.J1:.J30];&quot;&lt;-220,0&quot;))/30" office:value-type="percentage" office:value="0.633333333333333" calcext:value-type="percentage">
            <text:p>63,3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7979637274223" calcext:value-type="float">
            <text:p>89,7979637274</text:p>
          </table:table-cell>
          <table:table-cell office:value-type="float" office:value="99.9999990631305" calcext:value-type="float">
            <text:p>99,9999990631</text:p>
          </table:table-cell>
          <table:table-cell office:value-type="float" office:value="-227.123101859532" calcext:value-type="float">
            <text:p>-227,1231018595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1859532" calcext:value-type="float">
            <text:p>-227,123101859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.7987148276604" calcext:value-type="float">
            <text:p>89,7987148277</text:p>
          </table:table-cell>
          <table:table-cell office:value-type="float" office:value="99.9999999954351" calcext:value-type="float">
            <text:p>99,9999999954</text:p>
          </table:table-cell>
          <table:table-cell office:value-type="float" office:value="-227.123105899201" calcext:value-type="float">
            <text:p>-227,1231058992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5899201" calcext:value-type="float">
            <text:p>-227,12310589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.4504825168222" calcext:value-type="float">
            <text:p>-46,4504825168</text:p>
          </table:table-cell>
          <table:table-cell office:value-type="float" office:value="38.1249652925702" calcext:value-type="float">
            <text:p>38,1249652926</text:p>
          </table:table-cell>
          <table:table-cell office:value-type="float" office:value="-126.423832184903" calcext:value-type="float">
            <text:p>-126,4238321849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184903" calcext:value-type="float">
            <text:p>-126,423832184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6.4509793954777" calcext:value-type="float">
            <text:p>-46,4509793955</text:p>
          </table:table-cell>
          <table:table-cell office:value-type="float" office:value="38.124933532764" calcext:value-type="float">
            <text:p>38,1249335328</text:p>
          </table:table-cell>
          <table:table-cell office:value-type="float" office:value="-126.423832208786" calcext:value-type="float">
            <text:p>-126,4238322088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8786" calcext:value-type="float">
            <text:p>-126,423832208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983326037806" calcext:value-type="float">
            <text:p>89,7983326038</text:p>
          </table:table-cell>
          <table:table-cell office:value-type="float" office:value="99.9999998576566" calcext:value-type="float">
            <text:p>99,9999998577</text:p>
          </table:table-cell>
          <table:table-cell office:value-type="float" office:value="-227.123105274308" calcext:value-type="float">
            <text:p>-227,123105274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5274308" calcext:value-type="float">
            <text:p>-227,12310527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7.7759229118757" calcext:value-type="float">
            <text:p>-57,7759229119</text:p>
          </table:table-cell>
          <table:table-cell office:value-type="float" office:value="38.0020692323102" calcext:value-type="float">
            <text:p>38,0020692323</text:p>
          </table:table-cell>
          <table:table-cell office:value-type="float" office:value="-112.908856713573" calcext:value-type="float">
            <text:p>-112,9088567136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12.908856713573" calcext:value-type="float">
            <text:p>-112,908856713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7773684827082" calcext:value-type="float">
            <text:p>89,7773684827</text:p>
          </table:table-cell>
          <table:table-cell office:value-type="float" office:value="99.999742440291" calcext:value-type="float">
            <text:p>99,9997424403</text:p>
          </table:table-cell>
          <table:table-cell office:value-type="float" office:value="-227.12192921017" calcext:value-type="float">
            <text:p>-227,1219292102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192921017" calcext:value-type="float">
            <text:p>-227,121929210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6.4509237891257" calcext:value-type="float">
            <text:p>-46,4509237891</text:p>
          </table:table-cell>
          <table:table-cell office:value-type="float" office:value="38.1248679043749" calcext:value-type="float">
            <text:p>38,1248679044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8062247691206" calcext:value-type="float">
            <text:p>89,8062247691</text:p>
          </table:table-cell>
          <table:table-cell office:value-type="float" office:value="99.9999895335237" calcext:value-type="float">
            <text:p>99,9999895335</text:p>
          </table:table-cell>
          <table:table-cell office:value-type="float" office:value="-227.123049391847" calcext:value-type="float">
            <text:p>-227,1230493918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49391847" calcext:value-type="float">
            <text:p>-227,12304939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6.4509312445711" calcext:value-type="float">
            <text:p>-46,4509312446</text:p>
          </table:table-cell>
          <table:table-cell office:value-type="float" office:value="38.1248698432337" calcext:value-type="float">
            <text:p>38,1248698432</text:p>
          </table:table-cell>
          <table:table-cell office:value-type="float" office:value="-126.423832209716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16" calcext:value-type="float">
            <text:p>-126,42383220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798885619278" calcext:value-type="float">
            <text:p>89,7988856193</text:p>
          </table:table-cell>
          <table:table-cell office:value-type="float" office:value="99.9999984513657" calcext:value-type="float">
            <text:p>99,9999984514</text:p>
          </table:table-cell>
          <table:table-cell office:value-type="float" office:value="-227.123099491221" calcext:value-type="float">
            <text:p>-227,1230994912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99491221" calcext:value-type="float">
            <text:p>-227,12309949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7988099372894" calcext:value-type="float">
            <text:p>89,7988099373</text:p>
          </table:table-cell>
          <table:table-cell office:value-type="float" office:value="99.9999912664553" calcext:value-type="float">
            <text:p>99,9999912665</text:p>
          </table:table-cell>
          <table:table-cell office:value-type="float" office:value="-227.123069669078" calcext:value-type="float">
            <text:p>-227,1230696691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69669078" calcext:value-type="float">
            <text:p>-227,123069669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.7992485256169" calcext:value-type="float">
            <text:p>89,7992485256</text:p>
          </table:table-cell>
          <table:table-cell office:value-type="float" office:value="99.9999751761268" calcext:value-type="float">
            <text:p>99,9999751761</text:p>
          </table:table-cell>
          <table:table-cell office:value-type="float" office:value="-227.123002832609" calcext:value-type="float">
            <text:p>-227,1230028326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02832609" calcext:value-type="float">
            <text:p>-227,123002832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7989803874769" calcext:value-type="float">
            <text:p>89,7989803875</text:p>
          </table:table-cell>
          <table:table-cell office:value-type="float" office:value="99.9999999927762" calcext:value-type="float">
            <text:p>99,9999999928</text:p>
          </table:table-cell>
          <table:table-cell office:value-type="float" office:value="-227.123105884083" calcext:value-type="float">
            <text:p>-227,1231058841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5884083" calcext:value-type="float">
            <text:p>-227,12310588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6.4509148687202" calcext:value-type="float">
            <text:p>-46,4509148687</text:p>
          </table:table-cell>
          <table:table-cell office:value-type="float" office:value="38.1248699470556" calcext:value-type="float">
            <text:p>38,1248699471</text:p>
          </table:table-cell>
          <table:table-cell office:value-type="float" office:value="-126.423832209712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12" calcext:value-type="float">
            <text:p>-126,42383220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.8451346936216" calcext:value-type="float">
            <text:p>89,8451346936</text:p>
          </table:table-cell>
          <table:table-cell office:value-type="float" office:value="99.9981216973255" calcext:value-type="float">
            <text:p>99,9981216973</text:p>
          </table:table-cell>
          <table:table-cell office:value-type="float" office:value="-227.114769893585" calcext:value-type="float">
            <text:p>-227,1147698936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14769893585" calcext:value-type="float">
            <text:p>-227,114769893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.7952687286279" calcext:value-type="float">
            <text:p>89,7952687286</text:p>
          </table:table-cell>
          <table:table-cell office:value-type="float" office:value="99.999994732514" calcext:value-type="float">
            <text:p>99,9999947325</text:p>
          </table:table-cell>
          <table:table-cell office:value-type="float" office:value="-227.123081070451" calcext:value-type="float">
            <text:p>-227,1230810705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81070451" calcext:value-type="float">
            <text:p>-227,123081070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8001189242389" calcext:value-type="float">
            <text:p>89,8001189242</text:p>
          </table:table-cell>
          <table:table-cell office:value-type="float" office:value="99.9999998500568" calcext:value-type="float">
            <text:p>99,9999998501</text:p>
          </table:table-cell>
          <table:table-cell office:value-type="float" office:value="-227.123104893884" calcext:value-type="float">
            <text:p>-227,1231048939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4893884" calcext:value-type="float">
            <text:p>-227,123104893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.7991620437979" calcext:value-type="float">
            <text:p>89,7991620438</text:p>
          </table:table-cell>
          <table:table-cell office:value-type="float" office:value="99.9999999998491" calcext:value-type="float">
            <text:p>99,9999999998</text:p>
          </table:table-cell>
          <table:table-cell office:value-type="float" office:value="-227.123105891328" calcext:value-type="float">
            <text:p>-227,123105891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5891328" calcext:value-type="float">
            <text:p>-227,123105891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9.8032143975515" calcext:value-type="float">
            <text:p>89,8032143976</text:p>
          </table:table-cell>
          <table:table-cell office:value-type="float" office:value="99.9999910404367" calcext:value-type="float">
            <text:p>99,9999910404</text:p>
          </table:table-cell>
          <table:table-cell office:value-type="float" office:value="-227.123064115107" calcext:value-type="float">
            <text:p>-227,1230641151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64115107" calcext:value-type="float">
            <text:p>-227,123064115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5422775621276" calcext:value-type="float">
            <text:p>89,5422775621</text:p>
          </table:table-cell>
          <table:table-cell office:value-type="float" office:value="99.1309018502714" calcext:value-type="float">
            <text:p>99,1309018503</text:p>
          </table:table-cell>
          <table:table-cell office:value-type="float" office:value="-223.361450162824" calcext:value-type="float">
            <text:p>-223,3614501628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3.361450162824" calcext:value-type="float">
            <text:p>-223,361450162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4.446145313439" calcext:value-type="float">
            <text:p>-84,4461453134</text:p>
          </table:table-cell>
          <table:table-cell office:value-type="float" office:value="-2.0993569467132" calcext:value-type="float">
            <text:p>-2,0993569467</text:p>
          </table:table-cell>
          <table:table-cell office:value-type="float" office:value="-123.304518121857" calcext:value-type="float">
            <text:p>-123,3045181219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3.304518121857" calcext:value-type="float">
            <text:p>-123,304518121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.5786517529404" calcext:value-type="float">
            <text:p>89,5786517529</text:p>
          </table:table-cell>
          <table:table-cell office:value-type="float" office:value="95.7821914857114" calcext:value-type="float">
            <text:p>95,7821914857</text:p>
          </table:table-cell>
          <table:table-cell office:value-type="float" office:value="-204.991999117585" calcext:value-type="float">
            <text:p>-204,9919991176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04.991999117585" calcext:value-type="float">
            <text:p>-204,991999117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.4509235737764" calcext:value-type="float">
            <text:p>-46,4509235738</text:p>
          </table:table-cell>
          <table:table-cell office:value-type="float" office:value="38.1248676031483" calcext:value-type="float">
            <text:p>38,1248676031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8070699971385" calcext:value-type="float">
            <text:p>89,8070699971</text:p>
          </table:table-cell>
          <table:table-cell office:value-type="float" office:value="99.9999975359236" calcext:value-type="float">
            <text:p>99,9999975359</text:p>
          </table:table-cell>
          <table:table-cell office:value-type="float" office:value="-227.123079477318" calcext:value-type="float">
            <text:p>-227,1230794773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079477318" calcext:value-type="float">
            <text:p>-227,123079477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7958266179026" calcext:value-type="float">
            <text:p>89,7958266179</text:p>
          </table:table-cell>
          <table:table-cell office:value-type="float" office:value="99.9999996690054" calcext:value-type="float">
            <text:p>99,999999669</text:p>
          </table:table-cell>
          <table:table-cell office:value-type="float" office:value="-227.123102422469" calcext:value-type="float">
            <text:p>-227,1231024225</text:p>
          </table:table-cell>
          <table:table-cell table:number-columns-repeated="4"/>
          <table:table-cell office:value-type="string" calcext:value-type="string">
            <text:p>de</text:p>
          </table:table-cell>
          <table:table-cell office:value-type="float" office:value="-227.123102422469" calcext:value-type="float">
            <text:p>-227,12310242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02:09:08.699934063</dc:date>
    <meta:editing-duration>PT7H46M46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